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22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ww.miromax.lt/upl/products/thumb/79271370346721.jpg" draw:style-name="gr1" draw:text-style-name="P1" svg:width="17.67mm" svg:height="17.67mm" svg:x="455.05mm" svg:y="25.01mm">
            <draw:image xlink:href="https://www.miromax.lt/upl/products/thumb/79271370346721.jpg" xlink:type="simple" xlink:show="embed" xlink:actuate="onLoad">
              <text:p/>
            </draw:image>
          </draw:frame>
          <draw:frame draw:z-index="1" draw:name="https://www.miromax.lt/upl/products/thumb/26351370347175.jpg" draw:style-name="gr1" draw:text-style-name="P1" svg:width="20.04mm" svg:height="20.04mm" svg:x="453.15mm" svg:y="44.11mm">
            <draw:image xlink:href="https://www.miromax.lt/upl/products/thumb/26351370347175.jpg" xlink:type="simple" xlink:show="embed" xlink:actuate="onLoad">
              <text:p/>
            </draw:image>
          </draw:frame>
          <draw:frame draw:z-index="2" draw:name="https://www.miromax.lt/upl/products/thumb/clonab00b14a.jpg" draw:style-name="gr1" draw:text-style-name="P1" svg:width="26.45mm" svg:height="26.45mm" svg:x="498.4mm" svg:y="25.24mm">
            <draw:image xlink:href="https://www.miromax.lt/upl/products/thumb/clonab00b14a.jpg" xlink:type="simple" xlink:show="embed" xlink:actuate="onLoad">
              <text:p/>
            </draw:image>
          </draw:frame>
          <draw:frame draw:z-index="3" draw:name="https://www.miromax.lt/upl/products/thumb/41381461946609.png" draw:style-name="gr1" draw:text-style-name="P1" svg:width="19.62mm" svg:height="19.62mm" svg:x="454.17mm" svg:y="79.12mm">
            <draw:image xlink:href="https://www.miromax.lt/upl/products/thumb/4138146194660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ANY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Peak phase current</text:p>
          </table:table-cell>
          <table:table-cell table:style-name="ce2" office:value-type="string" calcext:value-type="string">
            <text:p>Continous current</text:p>
          </table:table-cell>
          <table:table-cell table:style-name="ce2" office:value-type="string" calcext:value-type="string">
            <text:p>min. Quantity</text:p>
          </table:table-cell>
          <table:table-cell table:style-name="ce2" office:value-type="string" calcext:value-type="string">
            <text:p>Price</text:p>
            <text:p>[EUR] pcs.</text:p>
          </table:table-cell>
          <table:table-cell table:style-name="ce2" office:value-type="string" calcext:value-type="string">
            <text:p>Reverse function</text:p>
          </table:table-cell>
          <table:table-cell table:style-name="ce2" office:value-type="string" calcext:value-type="string">
            <text:p>Regenerative braking</text:p>
          </table:table-cell>
          <table:table-cell table:style-name="ce2" office:value-type="string" calcext:value-type="string">
            <text:p>Programmable 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Cruise controll</text:p>
          </table:table-cell>
          <table:table-cell table:style-name="ce2" office:value-type="string" calcext:value-type="string">
            <text:p>E-AB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1" office:value-type="string" calcext:value-type="string" table:number-columns-spanned="1" table:number-rows-spanned="12">
            <text:p><text:a xlink:href="https://www.miromax.lt/" xlink:type="simple">https://www.miromax.lt</text:a></text:p>
          </table:table-cell>
          <table:table-cell office:value-type="string" calcext:value-type="string">
            <text:p>CUSTOM_CONT</text:p>
          </table:table-cell>
          <table:table-cell/>
          <table:table-cell office:value-type="string" calcext:value-type="string">
            <text:p>24V 36V 48V 60V 72V 84V</text:p>
          </table:table-cell>
          <table:table-cell office:value-type="string" calcext:value-type="string">
            <text:p>15 20 30 40 50 60 70 80 90 100 110(ONLY 48-72v) 120 (ONLY 48-72v) </text:p>
          </table:table-cell>
          <table:table-cell table:style-name="ce4"/>
          <table:table-cell office:value-type="string" calcext:value-type="string">
            <text:p>1 pcs.</text:p>
          </table:table-cell>
          <table:table-cell office:value-type="string" calcext:value-type="string">
            <text:p><text:a xlink:href="https://www.miromax.lt/en/kontaktai" xlink:type="simple"> </text:a> </text:p>
          </table:table-cell>
          <table:table-cell table:number-columns-repeated="3" office:value-type="string" calcext:value-type="string">
            <text:p>YES/NO</text:p>
          </table:table-cell>
          <table:table-cell table:style-name="ce5"/>
          <table:table-cell table:number-columns-repeated="2" table:style-name="ce3" office:value-type="string" calcext:value-type="string">
            <text:p>YES/NO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BAC-281P</text:p>
          </table:table-cell>
          <table:table-cell office:value-type="string" calcext:value-type="string">
            <text:p><text:a xlink:href="https://www.miromax.lt/en/m-6/c-39/c-44-bldc_motor_controllers/product-40-controller_bldc_30-50a__bac-281p#to_products" xlink:type="simple">Controller BLDC 30-50A / BAC-281P</text:a></text:p>
          </table:table-cell>
          <table:table-cell office:value-type="string" calcext:value-type="string">
            <text:p>24V 36V 48V</text:p>
          </table:table-cell>
          <table:table-cell office:value-type="string" calcext:value-type="string">
            <text:p>50A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1 pcs.</text:p>
          </table:table-cell>
          <table:table-cell office:value-type="float" office:value="101.36" calcext:value-type="float">
            <text:p>101.3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table-cell office:value-type="string" calcext:value-type="string" table:number-columns-spanned="1" table:number-rows-spanned="4">
            <text:p>Controller BLDC 30-50A / BAC-281P</text:p>
          </table:table-cell>
        </table:table-row>
        <table:table-row table:style-name="ro2">
          <table:covered-table-cell/>
          <table:table-cell office:value-type="string" calcext:value-type="string">
            <text:p>BAC-0501</text:p>
          </table:table-cell>
          <table:table-cell office:value-type="string" calcext:value-type="string">
            <text:p><text:a xlink:href="https://www.miromax.lt/en/m-6/c-39/c-44-bldc_motor_controllers/product-41-controller_bldc_50100a_-_bac-0501_#to_products" xlink:type="simple">Controller BLDC 50/100A - BAC-0501 </text:a></text:p>
          </table:table-cell>
          <table:table-cell office:value-type="string" calcext:value-type="string">
            <text:p>24V 36V 48V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50A</text:p>
          </table:table-cell>
          <table:table-cell office:value-type="string" calcext:value-type="string">
            <text:p>1 pcs.</text:p>
          </table:table-cell>
          <table:table-cell office:value-type="float" office:value="156.09" calcext:value-type="float">
            <text:p>156.0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300H-48V</text:p>
          </table:table-cell>
          <table:table-cell office:value-type="string" calcext:value-type="string">
            <text:p><text:a xlink:href="https://www.miromax.lt/en/m-6/c-39/c-44-bldc_motor_controllers/product-42-controller_bldc_180360a_-_hpc300h-48v#to_products" xlink:type="simple">Controller BLDC 180/360A - HPC300H-48V</text:a></text:p>
          </table:table-cell>
          <table:table-cell office:value-type="string" calcext:value-type="string">
            <text:p>48V DC</text:p>
          </table:table-cell>
          <table:table-cell office:value-type="string" calcext:value-type="string">
            <text:p>360A</text:p>
          </table:table-cell>
          <table:table-cell office:value-type="string" calcext:value-type="string">
            <text:p>180A</text:p>
          </table:table-cell>
          <table:table-cell office:value-type="string" calcext:value-type="string">
            <text:p>1 pcs.</text:p>
          </table:table-cell>
          <table:table-cell office:value-type="float" office:value="595.75" calcext:value-type="float">
            <text:p>595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4">
          <table:covered-table-cell/>
          <table:table-cell office:value-type="string" calcext:value-type="string">
            <text:p>HPC300H-72V</text:p>
          </table:table-cell>
          <table:table-cell office:value-type="string" calcext:value-type="string">
            <text:p><text:a xlink:href="https://www.miromax.lt/en/m-6/c-39/c-44-bldc_motor_controllers/product-43-controller_bldc_150300a_-_hpc300h-72v#to_products" xlink:type="simple">Controller BLDC 150/300A - HPC300H-72V</text:a></text:p>
          </table:table-cell>
          <table:table-cell office:value-type="string" calcext:value-type="string">
            <text:p>72V DC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150A</text:p>
          </table:table-cell>
          <table:table-cell office:value-type="string" calcext:value-type="string">
            <text:p>1 pcs.</text:p>
          </table:table-cell>
          <table:table-cell office:value-type="float" office:value="595.75" calcext:value-type="float">
            <text:p>595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300H-96V</text:p>
          </table:table-cell>
          <table:table-cell office:value-type="string" calcext:value-type="string">
            <text:p><text:a xlink:href="https://www.miromax.lt/en/m-6/c-39/c-44-bldc_motor_controllers/product-44-controller_bldc_120240a_-_hpc300h-96v#to_products" xlink:type="simple">Controller BLDC 120/240A - HPC300H-96V</text:a></text:p>
          </table:table-cell>
          <table:table-cell office:value-type="string" calcext:value-type="string">
            <text:p>96V DC</text:p>
          </table:table-cell>
          <table:table-cell office:value-type="string" calcext:value-type="string">
            <text:p>240A</text:p>
          </table:table-cell>
          <table:table-cell office:value-type="string" calcext:value-type="string">
            <text:p>120A</text:p>
          </table:table-cell>
          <table:table-cell office:value-type="string" calcext:value-type="string">
            <text:p>1 pcs.</text:p>
          </table:table-cell>
          <table:table-cell office:value-type="float" office:value="595.75" calcext:value-type="float">
            <text:p>595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table-cell table:style-name="ce3" office:value-type="string" calcext:value-type="string" table:number-columns-spanned="1" table:number-rows-spanned="5">
            <text:p>Controller BLDC 50/100A - BAC-0501</text:p>
          </table:table-cell>
        </table:table-row>
        <table:table-row table:style-name="ro2">
          <table:covered-table-cell/>
          <table:table-cell office:value-type="string" calcext:value-type="string">
            <text:p>HPC500H-48V</text:p>
          </table:table-cell>
          <table:table-cell office:value-type="string" calcext:value-type="string">
            <text:p><text:a xlink:href="https://www.miromax.lt/en/m-6/c-39/c-44-bldc_motor_controllers/product-45-controller_bldc_300600a_-_hpc500h-48v#to_products" xlink:type="simple">Controller BLDC 300/600A - HPC500H-48V</text:a></text:p>
          </table:table-cell>
          <table:table-cell office:value-type="string" calcext:value-type="string">
            <text:p>48V DC</text:p>
          </table:table-cell>
          <table:table-cell office:value-type="string" calcext:value-type="string">
            <text:p>600A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1 pcs.</text:p>
          </table:table-cell>
          <table:table-cell office:value-type="float" office:value="707.99" calcext:value-type="float">
            <text:p>707.9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500H-72V</text:p>
          </table:table-cell>
          <table:table-cell office:value-type="string" calcext:value-type="string">
            <text:p><text:a xlink:href="https://www.miromax.lt/en/m-6/c-39/c-44-bldc_motor_controllers/product-46-controller_bldc_250500a_-_hpc500h-72v#to_products" xlink:type="simple">Controller BLDC 250/500A - HPC500H-72V</text:a></text:p>
          </table:table-cell>
          <table:table-cell office:value-type="string" calcext:value-type="string">
            <text:p>72V DC</text:p>
          </table:table-cell>
          <table:table-cell office:value-type="string" calcext:value-type="string">
            <text:p>500A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1 pcs.</text:p>
          </table:table-cell>
          <table:table-cell office:value-type="float" office:value="707.99" calcext:value-type="float">
            <text:p>707.9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500H-96V</text:p>
          </table:table-cell>
          <table:table-cell office:value-type="string" calcext:value-type="string">
            <text:p><text:a xlink:href="https://www.miromax.lt/en/m-6/c-39/c-44-bldc_motor_controllers/product-47-controller_bldc_200400a_-_hpc500h-96v#to_products" xlink:type="simple">Controller BLDC 200/400A - HPC500H-96V</text:a></text:p>
          </table:table-cell>
          <table:table-cell office:value-type="string" calcext:value-type="string">
            <text:p>96V DC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1 pcs.</text:p>
          </table:table-cell>
          <table:table-cell office:value-type="float" office:value="707.99" calcext:value-type="float">
            <text:p>707.9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700H-48V</text:p>
          </table:table-cell>
          <table:table-cell office:value-type="string" calcext:value-type="string">
            <text:p><text:a xlink:href="https://www.miromax.lt/en/m-6/c-39/c-44-bldc_motor_controllers/product-48-controller_bldc_420840a_-_hpc700h-48v#to_products" xlink:type="simple">Controller BLDC 420/840A - HPC700H-48V</text:a></text:p>
          </table:table-cell>
          <table:table-cell office:value-type="string" calcext:value-type="string">
            <text:p>48V DC</text:p>
          </table:table-cell>
          <table:table-cell office:value-type="string" calcext:value-type="string">
            <text:p>840A</text:p>
          </table:table-cell>
          <table:table-cell office:value-type="string" calcext:value-type="string">
            <text:p>420A</text:p>
          </table:table-cell>
          <table:table-cell office:value-type="string" calcext:value-type="string">
            <text:p>1 pcs.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700H-72V</text:p>
          </table:table-cell>
          <table:table-cell office:value-type="string" calcext:value-type="string">
            <text:p><text:a xlink:href="https://www.miromax.lt/en/m-6/c-39/c-44-bldc_motor_controllers/product-49-controller_bldc_350700a_-_hpc700h-72v#to_products" xlink:type="simple">Controller BLDC 350/700A - HPC700H-72V</text:a></text:p>
          </table:table-cell>
          <table:table-cell office:value-type="string" calcext:value-type="string">
            <text:p>72V DC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350A</text:p>
          </table:table-cell>
          <table:table-cell office:value-type="string" calcext:value-type="string">
            <text:p>1 pcs.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HPC700H-96V</text:p>
          </table:table-cell>
          <table:table-cell office:value-type="string" calcext:value-type="string">
            <text:p><text:a xlink:href="https://www.miromax.lt/en/m-6/c-39/c-44-bldc_motor_controllers/product-50-controller_bldc_290560a_-_hpc700h-96v#to_products" xlink:type="simple">Controller BLDC 290/560A - HPC700H-96V</text:a></text:p>
          </table:table-cell>
          <table:table-cell office:value-type="string" calcext:value-type="string">
            <text:p>96V DC</text:p>
          </table:table-cell>
          <table:table-cell office:value-type="string" calcext:value-type="string">
            <text:p>560A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1 pcs.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7"/>
        </table:table-row>
        <table:table-row table:style-name="ro5">
          <table:table-cell/>
          <table:table-cell table:style-name="Default" table:number-columns-repeated="10"/>
          <table:table-cell table:number-columns-repeated="6"/>
          <table:table-cell table:style-name="ce3" office:value-type="string" calcext:value-type="string">
            <text:p>Custom made BLDC 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26:06.468018276</meta:creation-date>
    <dc:date>2019-07-29T12:48:03.789960504</dc:date>
    <meta:editing-duration>PT11M46S</meta:editing-duration>
    <meta:editing-cycles>4</meta:editing-cycles>
    <meta:generator>LibreOffice/5.1.6.2$Linux_X86_64 LibreOffice_project/10m0$Build-2</meta:generator>
    <meta:document-statistic meta:table-count="1" meta:cell-count="149" meta:object-count="4"/>
  </office:meta>
</office:document-meta>
</file>